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bjetivo generales:<text:line-break/><text:line-break/>Realizar el diseno y construccion de un equipo capaz de medir la concentracion de humo, velocidad del viento y temperatura que permita determinar los paramentros de activacion de un detector de humo fotelectrico.<text:line-break/><text:line-break/>Objetivos especificos<text:line-break/><text:line-break/>1 Determinar los valores de funcionamiento (temperatura, concentracion de humo y velocidad de viento) segun la norma de sistemas de detccion de incendio Venezolanas.<text:line-break/><text:line-break/>2 Investigar y clasificar los difernetes metodos y equipos para realizar pruebas de funcionamiento y calibracion en detectores de huno fotoelectricos.<text:line-break/><text:line-break/>3 Disenar y prorponer un equipo capaz de medir los valores de concentrcion de humo, velocidad del viento, y temperatura, a los cuales son semetidos un detector de humo fotoelectrico.<text:line-break/><text:line-break/>4 Seleccionar los sensores, actuadores, microcontroladores y demas elementos electronicos para determinar dichos parametros.<text:line-break/><text:line-break/>5 Disenar el hardaware necesario para la interconexion de los sensores, actuadores y microncotroladores necesarios para el funcionamiento del equipo.<text:line-break/><text:line-break/>5 Realizar los programas, en un microcontrolador, necesarios para controlar los actuadores y, segun los valores de entrada en los sensores, generar los valores necesarios de concentracion de humo y velocidad del viento.<text:line-break/><text:line-break/>6 Disenar una o mas placas de circuito impreso para interconectar los dispositvos de medicion y control.<text:line-break/><text:line-break/><text:line-break/>7 construir y ensamblar el equipo.<text:line-break/><text:line-break/>8 realizar las pruebas y mediciones necesarias para determinar el funcionamiento del mism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7:12:10.038000000</meta:creation-date>
    <dc:date>2024-04-29T17:13:12.166000000</dc:date>
    <meta:editing-duration>PT1M4S</meta:editing-duration>
    <meta:editing-cycles>1</meta:editing-cycles>
    <meta:document-statistic meta:table-count="0" meta:image-count="0" meta:object-count="0" meta:page-count="1" meta:paragraph-count="1" meta:word-count="215" meta:character-count="1493" meta:non-whitespace-character-count="1267"/>
    <meta:generator>LibreOffice/24.2.2.2$Windows_X86_64 LibreOffice_project/d56cc158d8a96260b836f100ef4b4ef25d6f1a01</meta:generator>
  </office:meta>
</office:document-meta>
</file>